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bold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7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<text:span text:style-name="T3">8_X</text:span>----------------------------------------------------------------</text:p>
      <text:p text:style-name="P9">[1] res free# JVEMV6 46#8_X / 46. art / 8. kb / 20200531_184335</text:p>
      <text:p text:style-name="P5"/>
      <text:p text:style-name="P6">[do] <text:span text:style-name="T4">#_ </text:span></text:p>
      <text:list xml:id="list955838493584304634" text:style-name="L1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url : B-1</text:p>
            </text:list-item>
          </text:list>
        </text:list-item>
      </text:list>
      <text:p text:style-name="P6"/>
      <text:p text:style-name="P6">[next]</text:p>
      <text:list xml:id="list7251737170424161545" text:style-name="L2">
        <text:list-item>
          <text:p text:style-name="P15">TASK : continue ==&gt; <text:span text:style-name="T1">対位法</text:span>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7"/>
      <text:p text:style-name="P6"><text:span text:style-name="T3">8_1</text:span>----------------------------------------------------------------</text:p>
      <text:p text:style-name="P9">[2] res free# JVEMV6 46#8_X / 46. art / 8. kb / 20200601_173650</text:p>
      <text:p text:style-name="P5"/>
      <text:p text:style-name="P6">[do] <text:span text:style-name="T4">#_ </text:span></text:p>
      <text:list xml:id="list38639098" text:continue-list="list955838493584304634" text:style-name="L1">
        <text:list-item>
          <text:p text:style-name="P12">REVIEW </text:p>
        </text:list-item>
        <text:list-item>
          <text:p text:style-name="P12">TASK-1 : <text:a xlink:type="simple" xlink:href="https://www.mie238f.com/entry/2017/06/24/010907" text:style-name="Internet_20_link" text:visited-style-name="Visited_20_Internet_20_Link">https://www.mie238f.com/entry/2017/06/24/010907</text:a></text:p>
          <text:list>
            <text:list-item>
              <text:p text:style-name="P12">T-1.1</text:p>
              <text:list>
                <text:list-item>
                  <text:p text:style-name="P12">M-1 </text:p>
                  <text:list>
                    <text:list-item>
                      <text:p text:style-name="P12">#2:本を見ると、/#3:では以上の条件の下で/#4:ある和音の<text:soft-page-break/>構成音に/</text:p>
                    </text:list-item>
                    <text:list-item>
                      <text:p text:style-name="P12">#4 <text:s/>ある和音の構成音に</text:p>
                      <text:list>
                        <text:list-item>
                          <text:p text:style-name="P12"><text:a xlink:type="simple" xlink:href="https://kotobank.jp/word/掛留音-1309476" text:style-name="Internet_20_link" text:visited-style-name="Visited_20_Internet_20_Link">https://kotobank.jp/word/掛留音-1309476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M-2</text:p>
              <text:list>
                <text:list-item>
                  <text:p text:style-name="P13">倚音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4309910623302420404" text:style-name="L3">
        <text:list-item>
          <text:p text:style-name="P16">TASK<text:span text:style-name="T1"> : #5 ３声対位法 / M-1</text:span></text:p>
        </text:list-item>
      </text:list>
      <text:p text:style-name="P6">[other]</text:p>
      <text:p text:style-name="P10"><text:line-break/><text:span text:style-name="T5">[/ XXX] </text:span></text:p>
      <text:p text:style-name="P19"><text:span text:style-name="T7">@@@</text:span></text:p>
      <text:p text:style-name="P5"/>
      <text:p text:style-name="P6"><text:span text:style-name="T3">8_2</text:span>----------------------------------------------------------------</text:p>
      <text:p text:style-name="P9">[3] res free# JVEMV6 46#8_X / 46. art / 8. kb / XXX</text:p>
      <text:p text:style-name="P5"/>
      <text:p text:style-name="P6">[do] <text:span text:style-name="T4">#_ </text:span></text:p>
      <text:list xml:id="list38662606" text:continue-list="list38639098" text:style-name="L1">
        <text:list-item>
          <text:p text:style-name="P12">REVIEW </text:p>
        </text:list-item>
        <text:list-item>
          <text:p text:style-name="P12">TASK-1</text:p>
        </text:list-item>
      </text:list>
      <text:p text:style-name="P6"/>
      <text:p text:style-name="P6">[next]</text:p>
      <text:list xml:id="list9017080899278511498" text:style-name="L5">
        <text:list-item>
          <text:p text:style-name="P18">TASK</text:p>
        </text:list-item>
      </text:list>
      <text:p text:style-name="P6">[other]</text:p>
      <text:p text:style-name="P10"><text:line-break/><text:span text:style-name="T5">[/ XXX] </text:span></text:p>
      <text:p text:style-name="P5"><text:soft-page-break/></text:p>
      <text:p text:style-name="P5"/>
      <text:p text:style-name="P4">------------------------------------ [TEMPLATE] 20200531_184447</text:p>
      <text:p text:style-name="P6"><text:span text:style-name="T3">8_X</text:span>----------------------------------------------------------------</text:p>
      <text:p text:style-name="P9">[1] res free# JVEMV6 46#8_X / 46. art / 8. kb / 20200531_184335</text:p>
      <text:p text:style-name="P5"/>
      <text:p text:style-name="P6">[do] <text:span text:style-name="T4">#_ </text:span></text:p>
      <text:list xml:id="list38634165" text:continue-list="list38662606" text:style-name="L1">
        <text:list-item>
          <text:p text:style-name="P12">REVIEW </text:p>
        </text:list-item>
        <text:list-item>
          <text:p text:style-name="P12">TASK-1</text:p>
        </text:list-item>
      </text:list>
      <text:p text:style-name="P6"/>
      <text:p text:style-name="P6">[next]</text:p>
      <text:list xml:id="list2089572961096017970" text:style-name="L4">
        <text:list-item>
          <text:p text:style-name="P17">TASK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4">/ ------------------------------------ [TEMPLATE] 20200531_184447 /</text:p>
      <text:p text:style-name="P1"/>
      <text:p text:style-name="P1"/>
      <table:table table:name="表9" table:style-name="表9">
        <table:table-column table:style-name="表9.A"/>
        <table:table-row>
          <table:table-cell table:style-name="表9.A1" office:value-type="string">
            <text:p text:style-name="P2">###</text:p>
          </table:table-cell>
        </table:table-row>
        <table:table-row>
          <table:table-cell table:style-name="表9.A2" office:value-type="string">
            <text:p text:style-name="P3">C:\WORKS_2\a.bat &amp;&amp; r a &amp;&amp; git add -A &amp;&amp; git commit -m ^"(res : JVE_46#8 : kb : <text:span text:style-name="T2">8_[2]</text:span>) periodical updates^"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  <table:table-row>
          <table:table-cell table:style-name="表9.A2" office:value-type="string">
            <text:p text:style-name="P11">r oj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</table:table>
      <text:p text:style-name="P1"/>
      <text:p text:style-name="P1"><text:soft-page-break/></text:p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6-01T18:43:00.81</dc:date>
    <dc:creator>iwabuchi ken</dc:creator>
    <meta:editing-duration>P1DT23H42M49S</meta:editing-duration>
    <meta:editing-cycles>63</meta:editing-cycles>
    <meta:generator>OpenOffice/4.1.3$Win32 OpenOffice.org_project/413m1$Build-9783</meta:generator>
    <meta:document-statistic meta:table-count="1" meta:image-count="0" meta:object-count="0" meta:page-count="4" meta:paragraph-count="51" meta:word-count="225" meta:character-count="1247"/>
  </office:meta>
</office:document-meta>
</file>